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2d17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fo:font-weight="normal" officeooo:paragraph-rsid="0002aaa8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1b128" officeooo:paragraph-rsid="0001b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officeooo:rsid="00027d82" officeooo:paragraph-rsid="00027d82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33333" style:font-name="Arial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Arial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bold" officeooo:rsid="0002d176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weight="normal" officeooo:rsid="0002aaa8" style:font-weight-asian="normal" style:font-weight-complex="norm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02aaa8" style:font-size-asian="12pt" style:font-weight-asian="normal" style:font-size-complex="12pt" style:font-weight-complex="normal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02aaa8" style:font-size-asian="12pt" style:font-weight-asian="normal" style:font-size-complex="12pt" style:font-weight-complex="normal"/>
    </style:style>
    <style:style style:name="T15" style:family="text">
      <style:text-properties officeooo:rsid="0002aaa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5">Acadêmico: Leonardo Wiest</text:span></text:span></text:p>
      <text:p text:style-name="P2"><text:span text:style-name="Strong_20_Emphasis"><text:span text:style-name="T5"/></text:span></text:p>
      <text:p text:style-name="P1"><text:span text:style-name="Strong_20_Emphasis"><text:span text:style-name="T4">Explique com suas palavras e usando os comandos Git apropriados, como realizar cada tarefa abaixo:</text:span></text:span><text:span text:style-name="T9"> </text:span></text:p>
      <text:p text:style-name="P5"/>
      <text:p text:style-name="P6"><text:bookmark text:name="yui_3_17_2_1_1573515244041_93"/>Como rastrear arquivos em um repositório Git?</text:p>
      <text:p text:style-name="P4">Git status: Demonstra o status atual do repositório (se tem commits pendentes, por exemplo);</text:p>
      <text:p text:style-name="P4">Git add meu_arquivo: Coloca o arquivo para stage, que é a etapa antes de fazer push para o repositório compartilhado.</text:p>
      <text:p text:style-name="P4">Git add . : Coloca todos os arquivos para stage. </text:p>
      <text:list xml:id="list3104166430" text:style-name="L1">
        <text:list-header>
          <text:p text:style-name="P8"><text:bookmark text:name="yui_3_17_2_1_1573515244041_92"/>Como podemos ignorar arquivos dentro de um repositório?</text:p>
          <text:p text:style-name="P7">Primeiro é preciso criar um arquivo de ignore, por convensão ele tem a descrição “.gitignore” e tranferi-lo para o stage com o seguinte comando: git add .gitignore. Agora, esse arquivo deve ser preenchido com um conteúdo. Esse conteúdo pode ser, por exemplo “.*xml”. Colocando esse conteúdo, todos os arquivos com essa extensão não serão adicionados ao fazer “git add .”.</text:p>
          <text:p text:style-name="P8">Como podemos verificar o histórico da evolução de um repositório?</text:p>
        </text:list-header>
      </text:list>
      <text:p text:style-name="P3"><text:span text:style-name="T15">Pode ser feito com o comando “git log”, “git log –oneline”, “git log –stat”, ou até mesmo “</text:span>git log -n 2 --oneline –stat<text:span text:style-name="T15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1-11T20:50:10.494000000</dc:date>
    <meta:editing-duration>PT15M21S</meta:editing-duration>
    <meta:editing-cycles>4</meta:editing-cycles>
    <meta:document-statistic meta:table-count="0" meta:image-count="0" meta:object-count="0" meta:page-count="1" meta:paragraph-count="10" meta:word-count="171" meta:character-count="1039" meta:non-whitespace-character-count="877"/>
  </office:meta>
</office:document-meta>
</file>